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automatic-styles>
    <style:style style:name="P1" style:family="paragraph" style:parent-style-name="Standard">
      <style:text-properties officeooo:rsid="0008392e" officeooo:paragraph-rsid="0008392e"/>
    </style:style>
    <style:style style:name="P2" style:family="paragraph" style:parent-style-name="Standard">
      <style:text-properties officeooo:paragraph-rsid="0008392e"/>
    </style:style>
    <style:style style:name="P3" style:family="paragraph" style:parent-style-name="Standard">
      <style:text-properties officeooo:paragraph-rsid="00094ada"/>
    </style:style>
    <style:style style:name="P4" style:family="paragraph" style:parent-style-name="Standard">
      <style:text-properties officeooo:rsid="00094ada" officeooo:paragraph-rsid="00094ada"/>
    </style:style>
    <style:style style:name="P5" style:family="paragraph" style:parent-style-name="Standard">
      <style:text-properties officeooo:paragraph-rsid="000af4e8"/>
    </style:style>
    <style:style style:name="P6" style:family="paragraph" style:parent-style-name="Standard">
      <style:text-properties officeooo:rsid="000af4e8" officeooo:paragraph-rsid="000af4e8"/>
    </style:style>
    <style:style style:name="P7" style:family="paragraph" style:parent-style-name="Standard">
      <style:text-properties officeooo:paragraph-rsid="000b89e5"/>
    </style:style>
    <style:style style:name="P8" style:family="paragraph" style:parent-style-name="Standard">
      <style:text-properties officeooo:paragraph-rsid="000cc429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er">
      <style:text-properties fo:font-weight="bold" officeooo:rsid="0008392e" officeooo:paragraph-rsid="0008392e" style:font-weight-asian="bold" style:font-weight-complex="bold"/>
    </style:style>
    <style:style style:name="P11" style:family="paragraph" style:parent-style-name="Heading_20_3">
      <style:paragraph-properties fo:text-align="center" style:justify-single-word="false"/>
    </style:style>
    <style:style style:name="P12" style:family="paragraph" style:parent-style-name="Standard" style:list-style-name="L1">
      <style:text-properties officeooo:paragraph-rsid="000af4e8"/>
    </style:style>
    <style:style style:name="P13" style:family="paragraph" style:parent-style-name="Standard">
      <style:text-properties officeooo:paragraph-rsid="000b89e5"/>
    </style:style>
    <style:style style:name="P14" style:family="paragraph" style:parent-style-name="Standard">
      <style:text-properties officeooo:rsid="0010a096" officeooo:paragraph-rsid="0010a096"/>
    </style:style>
    <style:style style:name="P15" style:family="paragraph">
      <style:paragraph-properties fo:text-align="center"/>
    </style:style>
    <style:style style:name="P16" style:family="paragraph">
      <loext:graphic-properties draw:fill-color="#5983b0"/>
      <style:paragraph-properties fo:text-align="center" style:writing-mode="lr-tb"/>
    </style:style>
    <style:style style:name="P17" style:family="paragraph">
      <loext:graphic-properties draw:fill-color="#dee6ef"/>
      <style:paragraph-properties fo:text-align="center" style:writing-mode="lr-tb"/>
    </style:style>
    <style:style style:name="P18" style:family="paragraph">
      <loext:graphic-properties draw:fill-color="#dee6ef"/>
      <style:paragraph-properties style:writing-mode="lr-tb"/>
    </style:style>
    <style:style style:name="T1" style:family="text">
      <style:text-properties officeooo:rsid="0008392e"/>
    </style:style>
    <style:style style:name="T2" style:family="text">
      <style:text-properties officeooo:rsid="00094ada"/>
    </style:style>
    <style:style style:name="T3" style:family="text">
      <style:text-properties officeooo:rsid="000af4e8"/>
    </style:style>
    <style:style style:name="T4" style:family="text">
      <style:text-properties officeooo:rsid="000b89e5"/>
    </style:style>
    <style:style style:name="T5" style:family="text">
      <style:text-properties fo:font-weight="normal" officeooo:rsid="00094ada" style:font-weight-asian="normal" style:font-weight-complex="normal"/>
    </style:style>
    <style:style style:name="T6" style:family="text">
      <style:text-properties fo:font-variant="normal" fo:text-transform="none" fo:color="#111111" loext:opacity="100%" style:font-name="apple-system" fo:font-size="12pt" fo:letter-spacing="normal" fo:font-style="normal" fo:font-weight="normal" officeooo:rsid="00094ada"/>
    </style:style>
    <style:style style:name="T7" style:family="text">
      <style:text-properties officeooo:rsid="000cc429"/>
    </style:style>
    <style:style style:name="T8" style:family="text">
      <style:text-properties officeooo:rsid="000f76b8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76b8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0f76b8"/>
    </style:style>
    <style:style style:name="T13" style:family="text">
      <style:text-properties officeooo:rsid="00109c77"/>
    </style:style>
    <style:style style:name="T14" style:family="text">
      <style:text-properties officeooo:rsid="0010a09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5983b0" draw:textarea-horizontal-align="justify" draw:textarea-vertical-align="middle" draw:auto-grow-height="false" fo:min-height="1.011cm" fo:min-width="1.28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dee6ef" draw:textarea-horizontal-align="justify" draw:textarea-vertical-align="middle" draw:auto-grow-height="false" fo:min-height="0.609cm" fo:min-width="7.1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dee6ef" draw:textarea-horizontal-align="justify" draw:textarea-vertical-align="middle" draw:auto-grow-height="false" fo:min-height="0.609cm" fo:min-width="6.07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dee6ef" draw:textarea-horizontal-align="justify" draw:textarea-vertical-align="middle" draw:auto-grow-height="false" fo:min-height="0.609cm" fo:min-width="5.11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5983b0" draw:textarea-horizontal-align="justify" draw:textarea-vertical-align="middle" draw:auto-grow-height="false" fo:min-height="1.011cm" fo:min-width="1.0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Busca información sobre XHTML y HTML. Para que sirven, principales características. Diferencias entre ambas. ¿Podríamos decir que HTML 5 ha sustituido a XHTML?</text:p>
      <text:p text:style-name="P2"/>
      <text:p text:style-name="P2"><text:span text:style-name="T1">Los 2 son lenguajes de marca que sirven para </text:span>representar información estructurada utilizando etiquetas y símbolos específicos. <text:s/><text:span text:style-name="T1">Son lenguajes de marca de procedimiento por lo que el programa procesa el código en el orden que aparece. </text:span></text:p>
      <text:p text:style-name="P1">XHTML es una variante de HTML y las diferencias es la sintaxis, además XHTML es más estricta poniendo restricciones escribiendo las eiquetas, atributos o valores. Si, ya que es más flexible y por lo tanto es más cómodo de usar.</text:p>
      <text:p text:style-name="P1"/>
      <text:p text:style-name="P2"><text:span text:style-name="T1">2. </text:span>. Busca información sobre XML. Utilidad que tiene, principales características y versiones.</text:p>
      <text:p text:style-name="P2"/>
      <text:p text:style-name="P3"><text:span text:style-name="T2">Es </text:span><text:s/>un meta-lenguaje un conjunto de reglas para crear lenguajes específicos de marcado que se adaptan a diferentes propósitos. <text:span text:style-name="T2">Normalmente se usa la versión 1.0. Usan forma de árbol, tienen un elemento raíz que es el padre de todos los elementos y también hay elementos secundarios.</text:span></text:p>
      <text:p text:style-name="P2"/>
      <text:p text:style-name="P2"><text:span text:style-name="T2">3. </text:span>¿En que se diferencia un lenguaje de marcas a un lenguaje de programación?</text:p>
      <text:p text:style-name="P2"/>
      <text:p text:style-name="P2"><text:span text:style-name="T2">L</text:span>os lenguajes de marcas intercambian información o presentan contenido y los de programación procesan datos y <text:span text:style-name="T2">modifican</text:span> información.</text:p>
      <text:p text:style-name="P2"/>
      <text:p text:style-name="P3"><text:span text:style-name="T2">4. </text:span>Busca más información sobre ISO y W3C. ¿En qué nos afectará a nosotros para realizar las distintas Web a lo largo del curso?</text:p>
      <text:p text:style-name="P3"/>
      <text:p text:style-name="P3"><text:span text:style-name="T2">El W3C se creó en 1994, es un </text:span>organismo internacional para tutelar crecimiento y organización de la web (HTML<text:span text:style-name="T2">).</text:span></text:p>
      <text:p text:style-name="P3"/>
      <text:p text:style-name="P4">Se trata de la Organización Internacional de Normalización o Estandarización, y se dedica a la creación de normas o estándares para asegurar la calidad, seguridad y eficiencia de productos y servicios. Son las llamadas Normas ISO.</text:p>
      <text:p text:style-name="P4"/>
      <text:p text:style-name="P4"><text:span text:style-name="T3">5. </text:span>Busca ejemplos sobre al menos un lenguaje de presentación, uno descriptivo y otro procedimental.</text:p>
      <text:p text:style-name="P4"/>
      <text:p text:style-name="P5"><text:span text:style-name="T3">Lenguaje de presentación: </text:span>CSS (<text:span text:style-name="T11">Cascading</text:span> Style Sheets) o RTF </text:p>
      <text:p text:style-name="P5"><text:span text:style-name="T3">Lenguaje descriptivo: </text:span>XML y JSON </text:p>
      <text:p text:style-name="P5"><text:span text:style-name="T3">Lenguaje de procedimental: </text:span>HTML, TeX </text:p>
      <text:p text:style-name="P5"/>
      <text:p text:style-name="P5"><text:span text:style-name="T3">6. </text:span>Averigua cómo se puede ver el código fuente de una página web y visualizarlo en algunas webs.</text:p>
      <text:p text:style-name="P5"/>
      <text:p text:style-name="P6">Pulsando la <text:span text:style-name="T11">co</text:span><text:span text:style-name="T12">mb</text:span><text:span text:style-name="T11">inación</text:span> de teclas Ctrl + u</text:p>
      <text:p text:style-name="P6"/>
      <text:p text:style-name="P5"><text:span text:style-name="T3">7. </text:span>Contesta a las siguientes preguntas con una palabra</text:p>
      <text:p text:style-name="P5"/>
      <text:list text:style-name="L1">
        <text:list-item>
          <text:p text:style-name="P12">El ejemplo más representativo de lenguaje de marcas orientado a la presentación es: <text:span text:style-name="T13">CSS</text:span></text:p>
        </text:list-item>
        <text:list-item>
          <text:p text:style-name="P12">HTML es un lenguaje de marcas creado a partir de: <text:span text:style-name="T13">SGML</text:span></text:p>
        </text:list-item>
        <text:list-item>
          <text:p text:style-name="P12">XML es un lenguaje de marcas derivado de: <text:span text:style-name="T13">SGML</text:span></text:p>
        </text:list-item>
        <text:list-item>
          <text:p text:style-name="P12">XHTML es un lenguaje derivado de: <text:span text:style-name="T13">XML</text:span></text:p>
        </text:list-item>
      </text:list>
      <text:p text:style-name="P7"><text:soft-page-break/></text:p>
      <text:p text:style-name="P7"><text:span text:style-name="T3">8. </text:span>¿Cuál es el dialecto XML que se utiliza para representar gráficos?</text:p>
      <text:p text:style-name="P7"/>
      <text:p text:style-name="P14">SVG (Scalable Vector Graphics)</text:p>
      <text:p text:style-name="P7"/>
      <text:p text:style-name="P7"><text:span text:style-name="T4">9.</text:span>Escribe cual es el dialecto XML empleado para funciones matemáticas </text:p>
      <text:p text:style-name="P4"/>
      <text:p text:style-name="P3"><text:span text:style-name="Strong_20_Emphasis"><text:span text:style-name="T5">MathML</text:span></text:span><text:span text:style-name="T2"> (Mathematical Markup Language).</text:span></text:p>
      <text:p text:style-name="P3"/>
      <text:p text:style-name="P8"><text:span text:style-name="T7">10. </text:span>Realizar un pequeño esquema de la evolución de los lenguajes de marcas</text:p>
      <text:p text:style-name="P8"/>
      <text:h text:style-name="P11" text:outline-level="3"><draw:custom-shape text:anchor-type="paragraph" draw:z-index="0" draw:name="Forma 1" draw:style-name="gr5" draw:text-style-name="P16" svg:width="1.17cm" svg:height="1.121cm" svg:x="7.789cm" svg:y="2.02cm"><text:p text:style-name="P15">G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4" draw:text-style-name="P18" svg:width="5.18cm" svg:height="0.673cm" svg:x="6.057cm" svg:y="1.205cm"><text:p text:style-name="P15">Han evolucionado desde es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3" draw:style-name="gr3" draw:text-style-name="P17" svg:width="6.136cm" svg:height="0.673cm" svg:x="5.449cm" svg:y="3.381cm"><text:p text:style-name="P15">Se estandariza y da lugar a es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4" draw:style-name="gr1" draw:text-style-name="P16" svg:width="1.394cm" svg:height="1.121cm" svg:x="7.687cm" svg:y="4.3cm"><text:p text:style-name="P15">SG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5" draw:style-name="gr2" draw:text-style-name="P17" svg:width="7.204cm" svg:height="0.673cm" svg:x="4.9cm" svg:y="5.722cm"><text:p text:style-name="P15">Por último se reduce y da lugar a es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1" draw:text-style-name="P16" svg:width="1.394cm" svg:height="1.121cm" svg:x="7.668cm" svg:y="6.6cm"><text:p text:style-name="P15">XM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os lenguajes de marc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officeooo:rsid="0008392e" officeooo:paragraph-rsid="0008392e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0a0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enguaje de Marca</text:span><text:tab/><text:tab/><text:span text:style-name="MT1">Raúl Rodríguez Aponte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2:56:36.297000000</meta:creation-date>
    <dc:date>2024-09-30T08:59:29.253000000</dc:date>
    <meta:editing-duration>PT36M22S</meta:editing-duration>
    <meta:editing-cycles>5</meta:editing-cycles>
    <meta:generator>LibreOffice/24.2.6.2$Windows_X86_64 LibreOffice_project/ef66aa7e36a1bb8e65bfbc63aba53045a14d0871</meta:generator>
    <meta:document-statistic meta:table-count="0" meta:image-count="0" meta:object-count="0" meta:page-count="2" meta:paragraph-count="30" meta:word-count="444" meta:character-count="2710" meta:non-whitespace-character-count="2291"/>
  </office:meta>
</office:document-meta>
</file>